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b1f7" officeooo:paragraph-rsid="001bb1f7"/>
    </style:style>
    <style:style style:name="P2" style:family="paragraph" style:parent-style-name="Standard" style:list-style-name="L1">
      <style:text-properties officeooo:rsid="001d4569" officeooo:paragraph-rsid="001d45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0824644" text:style-name="L1">
        <text:list-item>
          <text:p text:style-name="P1">Intents can not invoke all android fundamental components except Content provides.</text:p>
        </text:list-item>
        <text:list-item>
          <text:p text:style-name="P2">SetData(single data) and putExtra(key value pai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1:25:59.977565056</meta:creation-date>
    <dc:date>2018-12-22T11:58:30.869054390</dc:date>
    <meta:editing-duration>PT32M35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2" meta:word-count="19" meta:character-count="135" meta:non-whitespace-character-count="120"/>
  </office:meta>
</office:document-meta>
</file>